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0710" officeooo:paragraph-rsid="001b0710"/>
    </style:style>
    <style:style style:name="P2" style:family="paragraph" style:parent-style-name="Standard" style:list-style-name="L1">
      <style:text-properties officeooo:rsid="001cc29d" officeooo:paragraph-rsid="001cc29d"/>
    </style:style>
    <style:style style:name="P3" style:family="paragraph" style:parent-style-name="Standard" style:list-style-name="L2">
      <style:text-properties officeooo:rsid="001cc29d" officeooo:paragraph-rsid="001cc29d"/>
    </style:style>
    <style:style style:name="P4" style:family="paragraph" style:parent-style-name="Standard" style:list-style-name="L3">
      <style:text-properties officeooo:rsid="001cc29d" officeooo:paragraph-rsid="001cc29d"/>
    </style:style>
    <style:style style:name="P5" style:family="paragraph" style:parent-style-name="Standard" style:list-style-name="L1">
      <style:text-properties officeooo:rsid="001b0710" officeooo:paragraph-rsid="001b0710"/>
    </style:style>
    <style:style style:name="P6" style:family="paragraph" style:parent-style-name="Standard" style:list-style-name="L3">
      <style:text-properties officeooo:rsid="001b0710" officeooo:paragraph-rsid="001b0710"/>
    </style:style>
    <style:style style:name="P7" style:family="paragraph" style:parent-style-name="Standard" style:list-style-name="L5">
      <style:text-properties officeooo:rsid="001b0710" officeooo:paragraph-rsid="001b0710"/>
    </style:style>
    <style:style style:name="P8" style:family="paragraph" style:parent-style-name="Standard" style:list-style-name="L6">
      <style:text-properties officeooo:rsid="001b0710" officeooo:paragraph-rsid="001b0710"/>
    </style:style>
    <style:style style:name="P9" style:family="paragraph" style:parent-style-name="Standard" style:list-style-name="L4">
      <style:text-properties officeooo:rsid="001fc740" officeooo:paragraph-rsid="001fc740"/>
    </style:style>
    <style:style style:name="P10" style:family="paragraph" style:parent-style-name="Standard" style:list-style-name="L4">
      <style:text-properties officeooo:rsid="0021abb7" officeooo:paragraph-rsid="0021abb7"/>
    </style:style>
    <style:style style:name="T1" style:family="text">
      <style:text-properties officeooo:rsid="001cc29d"/>
    </style:style>
    <style:style style:name="T2" style:family="text">
      <style:text-properties officeooo:rsid="0021ab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ning PhD <text:span text:style-name="T1">Update 03/08</text:span></text:p>
      <text:p text:style-name="P1"/>
      <text:p text:style-name="P1">Paper 1: Multi-Agent MPC techniques applied to collaborative autonomous planning. A comparison between pseudo-linear and nonlinear approaches</text:p>
      <text:p text:style-name="P1"/>
      <text:list xml:id="list3768207398" text:style-name="L1">
        <text:list-item>
          <text:p text:style-name="P2">Moltes millores de codi fetes</text:p>
        </text:list-item>
        <text:list-item>
          <text:p text:style-name="P2">Paper llest per revisio fins a la seccio dels experiments</text:p>
        </text:list-item>
        <text:list-item>
          <text:p text:style-name="P2">Acabant de pillar resultats, espero escriurela aquesta setmana</text:p>
          <text:p text:style-name="P5"/>
        </text:list-item>
        <text:list-item>
          <text:p text:style-name="P5"><text:s/>TODO</text:p>
        </text:list-item>
      </text:list>
      <text:list xml:id="list1010277731" text:style-name="L2">
        <text:list-item>
          <text:p text:style-name="P3">Millora d’algunes grafiques</text:p>
        </text:list-item>
        <text:list-item>
          <text:p text:style-name="P3">Escriure l’ultim terç </text:p>
        </text:list-item>
        <text:list-item>
          <text:p text:style-name="P3">Afegir literatura</text:p>
        </text:list-item>
      </text:list>
      <text:p text:style-name="P1"/>
      <text:p text:style-name="P1">Pla de la futura recerca</text:p>
      <text:list xml:id="list4287526013" text:style-name="L3">
        <text:list-item>
          <text:p text:style-name="P6">Investigar com introduir N línies dins el problema d'optimització (paper 1.5)</text:p>
          <text:list>
            <text:list-item>
              <text:p text:style-name="P4">Nou git realitzat per juntar la documentacio interesant I les notes </text:p>
            </text:list-item>
          </text:list>
        </text:list-item>
        <text:list-item>
          <text:p text:style-name="P6">Investigar com considerar platoon management tant amb Game Theory com amb consensus MPC, l'objectiu és aconseguir la reconfiguració online dels grups de vehicles (paper 2)</text:p>
        </text:list-item>
        <text:list-item>
          <text:p text:style-name="P6">Realitzar un treball amb intervals juntament amb Manchester, ja sigui a través d'una col·laboració dins el context MPC multiagent o continuant amb la feina anterior de localitzacio/SLAM. (paper 3)</text:p>
        </text:list-item>
      </text:list>
      <text:p text:style-name="P1"/>
      <text:p text:style-name="P1">Pla a l'agost</text:p>
      <text:list xml:id="list194713516" text:style-name="L4">
        <text:list-item>
          <text:p text:style-name="P9">Setmana del 7: Practiques de DynSys + Llegir algun paper que m’imprimere per huesca</text:p>
        </text:list-item>
        <text:list-item>
          <text:p text:style-name="P9">Setmana del 14: Migrar a ROS per que porta molt temps si no fer experiments, <text:span text:style-name="T2">aixi ja deixo llest la nova plataforma de treball → espero acabar amb els experiments fets </text:span></text:p>
        </text:list-item>
        <text:list-item>
          <text:p text:style-name="P10">setmana del 21: Intentar acabar el paper + <text:s/>lit review</text:p>
        </text:list-item>
        <text:list-item>
          <text:p text:style-name="P10">setmana del 28: <text:s/>donarli un altre vistazo a les activitats del curs</text:p>
        </text:list-item>
      </text:list>
      <text:p text:style-name="P1"/>
      <text:p text:style-name="P1">Pla Q3/Q4 2023</text:p>
      <text:list xml:id="list2969318577" text:style-name="L5">
        <text:list-item>
          <text:p text:style-name="P7">Tancar la base teòrica del segon paper (paper 2) I els experiments del (paper 1.5 )</text:p>
        </text:list-item>
        <text:list-item>
          <text:p text:style-name="P7"><text:s/>Treballar en la col·laboració de Manchester I deixar-la bastant avançada (paper 3)</text:p>
        </text:list-item>
        <text:list-item>
          <text:p text:style-name="P7"><text:s/>publicar el paper 1</text:p>
        </text:list-item>
      </text:list>
      <text:p text:style-name="P1"/>
      <text:p text:style-name="P1">Pla Q1-Juliol 2024</text:p>
      <text:list xml:id="list1981213615" text:style-name="L6">
        <text:list-item>
          <text:p text:style-name="P8">Fer experiments i començar a escriure (paper 2 )</text:p>
        </text:list-item>
        <text:list-item>
          <text:p text:style-name="P8"><text:s/>Escriure (paper 3)</text:p>
        </text:list-item>
      </text:list>
      <text:p text:style-name="P1"/>
      <text:p text:style-name="P1">Juliol-November 2024 → 4 mesos per escriure la tes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4T13:36:59.426858446</meta:creation-date>
    <dc:date>2023-08-04T13:55:24.119858617</dc:date>
    <meta:editing-duration>PT15M1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284" meta:character-count="1664" meta:non-whitespace-character-count="1419"/>
  </office:meta>
</office:document-meta>
</file>